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Her name was <text:span text:style-name="Strong_20_Emphasis">Luna</text:span>.</text:p>
      <text:p text:style-name="Text_20_body">Luna lived at the edge of the meadow, where the grass bent with the wind and the mornings smelled of clover. She was cautious by nature, watching life pass with quiet eyes, never rushing, never chasing anything she couldn’t understand.</text:p>
      <text:p text:style-name="Text_20_body">One day, a murmur spread through the field: a race was about to happen. A rabbit—lean, focused, silent—stood at one end of the clearing. At the other, a fox waited, confident and sharp-eyed. Luna watched from the shade, her heart steady, curious but distant.</text:p>
      <text:p text:style-name="Text_20_body">The race began.</text:p>
      <text:p text:style-name="Text_20_body">The fox burst forward with raw power, the ground trembling beneath its stride. The rabbit moved differently—light, precise, almost playful—turning fear into speed and speed into grace. Luna felt her breath catch as she followed every leap, every sudden change of direction. It wasn’t just the running; it was the courage to challenge what seemed impossible.</text:p>
      <text:p text:style-name="Text_20_body">When the race ended, the meadow fell silent. The fox slowed, defeated. The rabbit stood still, chest rising, eyes calm.</text:p>
      <text:p text:style-name="Text_20_body">In that moment, Luna understood something new. It wasn’t victory alone that stirred her heart, but the will to try, the refusal to be smaller than fear. Watching him win, she felt something awaken inside her—soft, warm, undeniable.</text:p>
      <text:p text:style-name="Text_20_body">From that day on, Luna saw the meadow differently. Love, she realized, could begin with a single race… and one brave run toward destiny.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4T01:21:00.940524420</meta:creation-date>
    <dc:date>2026-01-04T01:24:36.940622889</dc:date>
    <meta:editing-duration>PT3M36S</meta:editing-duration>
    <meta:editing-cycles>1</meta:editing-cycles>
    <meta:document-statistic meta:table-count="0" meta:image-count="0" meta:object-count="0" meta:page-count="1" meta:paragraph-count="8" meta:word-count="234" meta:character-count="1370" meta:non-whitespace-character-count="1148"/>
    <meta:generator>LibreOffice/25.8.4.2$Linux_X86_64 LibreOffice_project/580$Build-2</meta:generator>
  </office:meta>
</office:document-meta>
</file>